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/>
    </style:style>
    <style:style style:name="P2" style:family="paragraph" style:parent-style-name="Standard">
      <style:text-properties fo:font-size="26pt" officeooo:rsid="0019445e" officeooo:paragraph-rsid="0019445e"/>
    </style:style>
    <style:style style:name="T1" style:family="text">
      <style:text-properties officeooo:rsid="0019445e"/>
    </style:style>
    <style:style style:name="T2" style:family="text">
      <style:text-properties officeooo:rsid="0019d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<text:span text:style-name="T1">element.innerHTML returns the nested HTML inside of the element.</text:span></text:p>
      <text:p text:style-name="P2">Whereas element.innerText returns the text inside of <text:span text:style-name="T2">text-elements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0:58:58.582970355</meta:creation-date>
    <dc:date>2021-01-27T11:40:10.695657123</dc:date>
    <meta:editing-duration>PT25M5S</meta:editing-duration>
    <meta:editing-cycles>1</meta:editing-cycles>
    <meta:document-statistic meta:table-count="0" meta:image-count="0" meta:object-count="0" meta:page-count="1" meta:paragraph-count="2" meta:word-count="17" meta:character-count="132" meta:non-whitespace-character-count="117"/>
    <meta:generator>LibreOffice/6.4.6.2$Linux_X86_64 LibreOffice_project/40$Build-2</meta:generator>
  </office:meta>
</office:document-meta>
</file>